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use-window-font-color="true"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text-properties style:use-window-font-color="true" style:font-name="Times New Roman" fo:font-size="12pt" fo:language="ru" fo:country="RU" fo:font-weight="normal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0" style:family="paragraph" style:parent-style-name="Standard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fo:font-size="12pt" fo:language="ru" fo:country="RU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.767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.767cm" fo:margin-right="0cm" fo:text-align="start" style:justify-single-word="false" fo:text-indent="0cm" style:auto-text-indent="false"/>
      <style:text-properties fo:color="#dc2300" fo:font-size="12pt" fo:language="ru" fo:country="RU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18" style:family="paragraph" style:parent-style-name="Standard" style:list-style-name="L2">
      <style:text-properties style:use-window-font-color="true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use-window-font-color="true" style:font-name="Times New Roman" fo:font-size="12pt" fo:language="ru" fo:country="RU" fo:font-weight="normal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color="#dc2300" fo:font-size="12pt" style:font-size-asian="10.5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Красным выделены не доработанные блоки.</text:p>
      <text:p text:style-name="P5"/>
      <text:p text:style-name="P5"/>
      <text:p text:style-name="P6">Система управления РПК. </text:p>
      <text:p text:style-name="P6">Приложение 8. Модули. Сеть.</text:p>
      <text:p text:style-name="P1"/>
      <text:p text:style-name="P1"/>
      <text:p text:style-name="P1"/>
      <text:p text:style-name="P2"><text:tab/>Управление сетью включает:</text:p>
      <text:p text:style-name="P2"/>
      <text:list xml:id="list20656664151" text:style-name="L1">
        <text:list-item>
          <text:p text:style-name="P17">прием от коммутаторов информации об обрывах и выдача сообщений оператору (по запросу) и в журнал</text:p>
        </text:list-item>
        <text:list-item>
          <text:p text:style-name="P17">передача и прием от коммутаторов служебных данных (например для настройки коммутаторов и получения статистики сети)</text:p>
        </text:list-item>
      </text:list>
      <text:p text:style-name="P2"/>
      <text:p text:style-name="P2"/>
      <text:p text:style-name="P2"><text:span text:style-name="T2">Сайт</text:span><text:tab/></text:p>
      <text:p text:style-name="P8"/>
      <text:list xml:id="list1343369200" text:style-name="L2">
        <text:list-item>
          <text:p text:style-name="P18">/</text:p>
          <text:p text:style-name="P20"/>
        </text:list-item>
      </text:list>
      <text:p text:style-name="P11"><text:tab/><text:tab/><text:span text:style-name="T3">/</text:span></text:p>
      <text:p text:style-name="P10"/>
      <text:p text:style-name="P10"><text:tab/><text:tab/><text:tab/>Тип ресурса: виртуальный</text:p>
      <text:p text:style-name="P10"/>
      <text:p text:style-name="P10"><text:tab/><text:tab/><text:tab/>Запросы: </text:p>
      <text:p text:style-name="P10"><text:tab/><text:tab/><text:tab/><text:tab/></text:p>
      <text:p text:style-name="P10"><text:tab/><text:tab/><text:tab/><text:tab/>GET</text:p>
      <text:p text:style-name="P10"><text:tab/><text:tab/><text:tab/><text:tab/></text:p>
      <text:p text:style-name="P10"><text:tab/><text:tab/><text:tab/>Функциональность:</text:p>
      <text:p text:style-name="P10"><text:tab/><text:tab/><text:tab/></text:p>
      <text:p text:style-name="P10"><text:tab/><text:tab/><text:tab/><text:tab/>Нет</text:p>
      <text:list xml:id="list533158460" text:style-name="L3">
        <text:list-header>
          <text:p text:style-name="P19"/>
        </text:list-header>
      </text:list>
      <text:p text:style-name="P10"><text:tab/><text:tab/><text:tab/>Ответ:</text:p>
      <text:p text:style-name="P10"/>
      <text:p text:style-name="P10"><text:tab/><text:tab/><text:tab/><text:tab/> Выдается страница контроля сети.</text:p>
      <text:p text:style-name="P9"/>
      <text:p text:style-name="P9"/>
      <text:p text:style-name="P9"/>
      <text:p text:style-name="P14">Параметры запуска</text:p>
      <text:p text:style-name="P16"/>
      <text:p text:style-name="P15"><text:tab/><text:span text:style-name="T1">описание параметров запуска </text:span><text:span text:style-name="T1">пожаротушения</text:span></text:p>
      <text:p text:style-name="P12"/>
      <text:p text:style-name="P4">Файл конфигурации</text:p>
      <text:p text:style-name="P3"/>
      <text:p text:style-name="P15"><text:tab/><text:span text:style-name="T1">описание </text:span><text:span text:style-name="T1">файла конфигурации</text:span><text:span text:style-name="T1"> </text:span><text:span text:style-name="T1">пожаротушения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03T21:34:08</dc:date>
    <dc:creator>ilja </dc:creator>
    <meta:editing-duration>PT18H4M38S</meta:editing-duration>
    <meta:editing-cycles>242</meta:editing-cycles>
    <meta:generator>LibreOffice/3.5$Linux_X86_64 LibreOffice_project/350m1$Build-2</meta:generator>
    <meta:printed-by>ilja </meta:printed-by>
    <meta:print-date>2013-03-21T11:20:03</meta:print-date>
    <meta:document-statistic meta:table-count="0" meta:image-count="0" meta:object-count="0" meta:page-count="1" meta:paragraph-count="23" meta:word-count="75" meta:character-count="588" meta:non-whitespace-character-count="492"/>
  </office:meta>
</office:document-meta>
</file>